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.8125in"/>
    </style:style>
    <style:style style:name="Table2.B" style:family="table-column">
      <style:table-column-properties style:column-width="3.11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6875in"/>
    </style:style>
    <style:style style:name="Table1.B" style:family="table-column">
      <style:table-column-properties style:column-width="2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62175" officeooo:paragraph-rsid="000b8f45"/>
    </style:style>
    <style:style style:name="P2" style:family="paragraph" style:parent-style-name="Standard">
      <style:paragraph-properties fo:text-align="start" style:justify-single-word="false"/>
      <style:text-properties officeooo:rsid="000968d5" officeooo:paragraph-rsid="000968d5"/>
    </style:style>
    <style:style style:name="P3" style:family="paragraph" style:parent-style-name="Standard">
      <style:paragraph-properties fo:text-align="start" style:justify-single-word="false"/>
      <style:text-properties officeooo:rsid="000968d5" officeooo:paragraph-rsid="000fa596"/>
    </style:style>
    <style:style style:name="P4" style:family="paragraph" style:parent-style-name="Standard">
      <style:paragraph-properties fo:text-align="start" style:justify-single-word="false"/>
      <style:text-properties officeooo:rsid="000968d5" officeooo:paragraph-rsid="003090bc"/>
    </style:style>
    <style:style style:name="P5" style:family="paragraph" style:parent-style-name="Standard">
      <style:paragraph-properties fo:text-align="start" style:justify-single-word="false"/>
      <style:text-properties officeooo:rsid="000968d5" officeooo:paragraph-rsid="000ad7b8"/>
    </style:style>
    <style:style style:name="P6" style:family="paragraph" style:parent-style-name="Standard">
      <style:paragraph-properties fo:text-align="center" style:justify-single-word="false"/>
      <style:text-properties officeooo:rsid="000e9136" officeooo:paragraph-rsid="000e9136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0pt" officeooo:rsid="000ad7b8" officeooo:paragraph-rsid="004ca476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0pt" officeooo:rsid="000968d5" officeooo:paragraph-rsid="000ad7b8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d76da" officeooo:paragraph-rsid="000d76da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0d76da" officeooo:paragraph-rsid="000d76da"/>
    </style:style>
    <style:style style:name="P11" style:family="paragraph" style:parent-style-name="Standard">
      <style:paragraph-properties fo:text-align="center" style:justify-single-word="false"/>
      <style:text-properties officeooo:rsid="000d76da" officeooo:paragraph-rsid="000d76da"/>
    </style:style>
    <style:style style:name="P12" style:family="paragraph" style:parent-style-name="Standard">
      <style:paragraph-properties fo:text-align="start" style:justify-single-word="false"/>
      <style:text-properties officeooo:rsid="004c34cc" officeooo:paragraph-rsid="004c34cc"/>
    </style:style>
    <style:style style:name="P13" style:family="paragraph" style:parent-style-name="Table_20_Contents">
      <style:paragraph-properties fo:text-align="start" style:justify-single-word="false"/>
      <style:text-properties style:font-name="Consolas" fo:font-size="10pt" officeooo:rsid="003694c0" officeooo:paragraph-rsid="003694c0" style:font-size-asian="10pt" style:font-size-complex="10pt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0.3445in"/>
        </style:tab-stops>
      </style:paragraph-properties>
      <style:text-properties style:font-name="Consolas" fo:font-size="10pt" officeooo:rsid="003694c0" officeooo:paragraph-rsid="003694c0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Consolas" fo:font-size="10pt" officeooo:rsid="003d92d3" officeooo:paragraph-rsid="003d92d3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onsolas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nsolas" fo:font-size="10pt" fo:font-weight="bold" officeooo:rsid="004ca476" officeooo:paragraph-rsid="004ca47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nsolas" fo:font-size="10pt" fo:font-weight="bold" officeooo:rsid="003d92d3" officeooo:paragraph-rsid="003d92d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nsolas" fo:font-size="10pt" fo:font-weight="bold" officeooo:rsid="003694c0" officeooo:paragraph-rsid="003694c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officeooo:rsid="0041b9de" officeooo:paragraph-rsid="0041b9de"/>
    </style:style>
    <style:style style:name="P21" style:family="paragraph" style:parent-style-name="Table_20_Contents">
      <style:paragraph-properties fo:text-align="start" style:justify-single-word="false"/>
      <style:text-properties officeooo:rsid="003788e7" officeooo:paragraph-rsid="003788e7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3cd15a" officeooo:paragraph-rsid="003cd15a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0968d5" officeooo:paragraph-rsid="0024a2f9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f6397" officeooo:paragraph-rsid="0024a2f9"/>
    </style:style>
    <style:style style:name="P25" style:family="paragraph" style:parent-style-name="Standard">
      <style:paragraph-properties fo:text-align="start" style:justify-single-word="false"/>
      <style:text-properties style:font-name="Consolas" fo:font-size="10pt" officeooo:rsid="000ad7b8" officeooo:paragraph-rsid="004ca476" style:font-size-asian="10pt" style:font-size-complex="10pt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31de19" officeooo:paragraph-rsid="00595504"/>
    </style:style>
    <style:style style:name="P27" style:family="paragraph" style:parent-style-name="Standard" style:list-style-name="L1">
      <style:paragraph-properties fo:text-align="start" style:justify-single-word="false" fo:break-before="page"/>
      <style:text-properties officeooo:rsid="000968d5" officeooo:paragraph-rsid="000968d5"/>
    </style:style>
    <style:style style:name="T1" style:family="text">
      <style:text-properties officeooo:rsid="000b8f45"/>
    </style:style>
    <style:style style:name="T2" style:family="text">
      <style:text-properties officeooo:rsid="000ca07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e9136"/>
    </style:style>
    <style:style style:name="T5" style:family="text">
      <style:text-properties officeooo:rsid="00146dac"/>
    </style:style>
    <style:style style:name="T6" style:family="text">
      <style:text-properties officeooo:rsid="0019673f"/>
    </style:style>
    <style:style style:name="T7" style:family="text">
      <style:text-properties officeooo:rsid="001f0656"/>
    </style:style>
    <style:style style:name="T8" style:family="text">
      <style:text-properties officeooo:rsid="001f6397"/>
    </style:style>
    <style:style style:name="T9" style:family="text">
      <style:text-properties officeooo:rsid="002673a5"/>
    </style:style>
    <style:style style:name="T10" style:family="text">
      <style:text-properties fo:font-weight="bold" officeooo:rsid="00287d25" style:font-weight-asian="bold" style:font-weight-complex="bold"/>
    </style:style>
    <style:style style:name="T11" style:family="text">
      <style:text-properties fo:font-weight="bold" officeooo:rsid="003694c0" style:font-weight-asian="bold" style:font-weight-complex="bold"/>
    </style:style>
    <style:style style:name="T12" style:family="text">
      <style:text-properties fo:font-weight="bold" officeooo:rsid="00444296" style:font-weight-asian="bold" style:font-weight-complex="bold"/>
    </style:style>
    <style:style style:name="T13" style:family="text">
      <style:text-properties fo:font-weight="normal" officeooo:rsid="00287d25" style:font-weight-asian="normal" style:font-weight-complex="normal"/>
    </style:style>
    <style:style style:name="T14" style:family="text">
      <style:text-properties fo:font-weight="normal" officeooo:rsid="002b30d0" style:font-weight-asian="normal" style:font-weight-complex="normal"/>
    </style:style>
    <style:style style:name="T15" style:family="text">
      <style:text-properties fo:font-weight="normal" officeooo:rsid="0030d15e" style:font-weight-asian="normal" style:font-weight-complex="normal"/>
    </style:style>
    <style:style style:name="T16" style:family="text">
      <style:text-properties fo:font-weight="normal" officeooo:rsid="003694c0" style:font-weight-asian="normal" style:font-weight-complex="normal"/>
    </style:style>
    <style:style style:name="T17" style:family="text">
      <style:text-properties fo:font-weight="normal" officeooo:rsid="00595504" style:font-weight-asian="normal" style:font-weight-complex="normal"/>
    </style:style>
    <style:style style:name="T18" style:family="text">
      <style:text-properties officeooo:rsid="0028cfe5"/>
    </style:style>
    <style:style style:name="T19" style:family="text">
      <style:text-properties officeooo:rsid="0029c9f3"/>
    </style:style>
    <style:style style:name="T20" style:family="text">
      <style:text-properties officeooo:rsid="00331f19"/>
    </style:style>
    <style:style style:name="T21" style:family="text">
      <style:text-properties officeooo:rsid="003694c0"/>
    </style:style>
    <style:style style:name="T22" style:family="text">
      <style:text-properties officeooo:rsid="00369766"/>
    </style:style>
    <style:style style:name="T23" style:family="text">
      <style:text-properties officeooo:rsid="0041b9de"/>
    </style:style>
    <style:style style:name="T24" style:family="text">
      <style:text-properties officeooo:rsid="0044b503"/>
    </style:style>
    <style:style style:name="T25" style:family="text">
      <style:text-properties officeooo:rsid="0049a839"/>
    </style:style>
    <style:style style:name="T26" style:family="text">
      <style:text-properties style:text-underline-style="none" officeooo:rsid="0049a839"/>
    </style:style>
    <style:style style:name="T27" style:family="text">
      <style:text-properties officeooo:rsid="00560c55"/>
    </style:style>
    <style:style style:name="T28" style:family="text">
      <style:text-properties officeooo:rsid="005b3bbe"/>
    </style:style>
    <style:style style:name="T29" style:family="text">
      <style:text-properties fo:font-style="italic" officeooo:rsid="005b3bbe" style:font-style-asian="italic" style:font-style-complex="italic"/>
    </style:style>
    <style:style style:name="T30" style:family="text">
      <style:text-properties fo:font-style="normal" officeooo:rsid="005b3bbe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121 – Week <text:span text:style-name="T1">4 pt 2</text:span> Worksheet – <text:span text:style-name="T5">Static Variables, Modulus, &amp; Post/Pre-Increment/Decrement</text:span></text:p>
      <text:p text:style-name="P1"/>
      <text:list xml:id="list4586613006050096520" text:style-name="L1">
        <text:list-item>
          <text:p text:style-name="P22"><text:span text:style-name="T28">Using the below program and output, explain how </text:span><text:span text:style-name="T29">static</text:span><text:span text:style-name="T30"> works.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PROGRAM</text:p>
          </table:table-cell>
          <table:table-cell table:style-name="Table2.B1" office:value-type="string">
            <text:p text:style-name="P18">OUTPUT</text:p>
          </table:table-cell>
        </table:table-row>
        <table:table-row>
          <table:table-cell table:style-name="Table2.A2" office:value-type="string">
            <text:p text:style-name="P15">#include &lt;iostream&gt;</text:p>
            <text:p text:style-name="P15">using namespace std;</text:p>
            <text:p text:style-name="P15">void mySpecialFunct()</text:p>
            <text:p text:style-name="P15">{</text:p>
            <text:p text:style-name="P15"><text:s text:c="2"/><text:span text:style-name="T23">static int calls = 0;</text:span></text:p>
            <text:p text:style-name="P15"><text:s text:c="2"/><text:span text:style-name="T23">calls++;</text:span></text:p>
            <text:p text:style-name="P15"><text:s text:c="2"/><text:span text:style-name="T24">cout &lt;&lt; “Function calls: “&lt;&lt; calls &lt;&lt; endl;</text:span></text:p>
            <text:p text:style-name="P15">}</text:p>
            <text:p text:style-name="P15">int main()</text:p>
            <text:p text:style-name="P15">{</text:p>
            <text:p text:style-name="P15"><text:s text:c="3"/>mySpecialFunct();</text:p>
            <text:p text:style-name="P15"><text:s text:c="3"/>mySpecialFunct();</text:p>
            <text:p text:style-name="P15"><text:s text:c="3"/>mySpecialFunct();</text:p>
            <text:p text:style-name="P15"><text:s text:c="3"/>mySpecialFunct();</text:p>
            <text:p text:style-name="P15"><text:s text:c="3"/>mySpecialFunct();</text:p>
            <text:p text:style-name="P15"><text:s text:c="3"/>mySpecialFunct();</text:p>
            <text:p text:style-name="P15"/>
            <text:p text:style-name="P15"><text:s text:c="3"/>return 0;</text:p>
            <text:p text:style-name="P15">}</text:p>
          </table:table-cell>
          <table:table-cell table:style-name="Table2.B2" office:value-type="string">
            <text:p text:style-name="P20">Function calls: 1</text:p>
            <text:p text:style-name="P20">Function calls: 2</text:p>
            <text:p text:style-name="P20">Function calls: 3</text:p>
            <text:p text:style-name="P20">Function calls: 4</text:p>
            <text:p text:style-name="P20">Function calls: 5</text:p>
            <text:p text:style-name="P20">Function calls: 6</text:p>
          </table:table-cell>
        </table:table-row>
      </table:table>
      <text:p text:style-name="P2"/>
      <text:list xml:id="list121518502359232" text:continue-numbering="true" text:style-name="L1">
        <text:list-item>
          <text:p text:style-name="P23">Suppose <text:span text:style-name="T7">you're testing running times of a computationally expensive function.</text:span> <text:span text:style-name="T8">After one run of your program, the total elapsed time for the run was 4100 seconds (ouch). </text:span></text:p>
          <text:p text:style-name="P23"/>
          <text:p text:style-name="P24">If we wanted to see how long it took in terms of hours, minutes, and seconds, we would do the following:</text:p>
        </text:list-item>
      </text:list>
      <text:p text:style-name="P2"/>
      <text:p text:style-name="P11">hours = 4100 secs / 3600 secs/hour = 1 hour R <text:span text:style-name="T3">500</text:span><text:span text:style-name="T26"> secs</text:span></text:p>
      <text:p text:style-name="P9"/>
      <text:p text:style-name="P10">minutes = 500 secs / 60 secs/minute = 8 minutes R <text:span text:style-name="T3">20</text:span><text:span text:style-name="T25"> secs</text:span></text:p>
      <text:p text:style-name="P10"/>
      <text:p text:style-name="P10">seconds = 20 seconds</text:p>
      <text:p text:style-name="P2"><text:tab/><text:span text:style-name="T4">Which yields:</text:span></text:p>
      <text:p text:style-name="P6">1 hour, 8 minutes, and 20 seconds.</text:p>
      <text:p text:style-name="P2"><text:tab/></text:p>
      <text:p text:style-name="P4"><text:tab/><text:span text:style-name="T9">Although the above is fairly straightforward arithmetic, you'd rather focus on optimizing your <text:tab/>main program. To avoid being bothered with recalculations, </text:span><text:span text:style-name="T10">write a function that takes in an <text:tab/>integer amount of seconds and </text:span><text:span text:style-name="T12">outputs it in terms of</text:span><text:span text:style-name="T10"> hours, minutes, and seconds.</text:span><text:span text:style-name="T13"> </text:span><text:span text:style-name="T14">Output <text:tab/>the conversion within your function in a way that you would prefer </text:span><text:span text:style-name="T15">most</text:span><text:span text:style-name="T14">.</text:span>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list xml:id="list121518285459104" text:continue-numbering="true" text:style-name="L1">
        <text:list-item>
          <text:p text:style-name="P27">What is the output of the following program?</text:p>
        </text:list-item>
      </text:list>
      <text:p text:style-name="P8"><text:tab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PROGRAM</text:p>
          </table:table-cell>
          <table:table-cell table:style-name="Table3.B1" office:value-type="string">
            <text:p text:style-name="P17">OUTPUT</text:p>
          </table:table-cell>
        </table:table-row>
        <table:table-row>
          <table:table-cell table:style-name="Table3.A2" office:value-type="string">
            <text:p text:style-name="P7">#include &lt;iostream&gt;</text:p>
            <text:p text:style-name="P7">using <text:span text:style-name="T21">namespace std;</text:span></text:p>
            <text:p text:style-name="P7">int main()</text:p>
            <text:p text:style-name="P7">{</text:p>
            <text:p text:style-name="P7"><text:s text:c="2"/>int counter = 5, <text:span text:style-name="T19">sum = 0,</text:span> <text:span text:style-name="T19">c</text:span> = 0.<text:span text:style-name="T18">5</text:span>; <text:s text:c="6"/></text:p>
            <text:p text:style-name="P7"><text:s text:c="2"/>while(--counter &gt; 0)</text:p>
            <text:p text:style-name="P7"><text:s text:c="2"/>{</text:p>
            <text:p text:style-name="P7"><text:s text:c="4"/>cout &lt;&lt; <text:span text:style-name="T6">++</text:span>sum &lt;&lt; endl;</text:p>
            <text:p text:style-name="P7"><text:s text:c="2"/>}</text:p>
            <text:p text:style-name="P7"><text:s text:c="2"/></text:p>
            <text:p text:style-name="P7"><text:s text:c="2"/>counter = 5; <text:s text:c="4"/>// <text:span text:style-name="T2">reset counter</text:span></text:p>
            <text:p text:style-name="P7"><text:tab/> <text:s/></text:p>
            <text:p text:style-name="P7"><text:s text:c="2"/>while(counter-- &gt; 0)</text:p>
            <text:p text:style-name="P7"><text:s text:c="2"/>{</text:p>
            <text:p text:style-name="P7"><text:s text:c="4"/>cout &lt;&lt; <text:span text:style-name="T19">c++</text:span> &lt;&lt; endl; // <text:span text:style-name="T19">pun intended</text:span></text:p>
            <text:p text:style-name="P7"><text:s text:c="2"/>}</text:p>
            <text:p text:style-name="P7"><text:s text:c="2"/>return 0;</text:p>
            <text:p text:style-name="P7">}</text:p>
          </table:table-cell>
          <table:table-cell table:style-name="Table3.B2" office:value-type="string">
            <text:p text:style-name="P16"/>
          </table:table-cell>
        </table:table-row>
      </table:table>
      <text:p text:style-name="P5"/>
      <text:list xml:id="list121519202610803" text:continue-numbering="true" text:style-name="L1">
        <text:list-item>
          <text:p text:style-name="P26">Analyze the following code and output. <text:span text:style-name="T20">What's going in in it? </text:span><text:span text:style-name="T11">HINT: </text:span><text:span text:style-name="T16">All “%3” </text:span><text:span text:style-name="T17">parts</text:span><text:span text:style-name="T16"> </text:span><text:span text:style-name="T17">r</text:span><text:span text:style-name="T16">elate to </text:span><text:span text:style-name="T17">the size of the list array.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PROGRAM</text:p>
          </table:table-cell>
          <table:table-cell table:style-name="Table1.B1" office:value-type="string">
            <text:p text:style-name="P19">OUTPUT</text:p>
          </table:table-cell>
        </table:table-row>
        <table:table-row>
          <table:table-cell table:style-name="Table1.A2" office:value-type="string">
            <text:p text:style-name="P13">#include &lt;iostream&gt;</text:p>
            <text:p text:style-name="P13">using namespace std;</text:p>
            <text:p text:style-name="P13">int main()</text:p>
            <text:p text:style-name="P13">{</text:p>
            <text:p text:style-name="P13"><text:s text:c="2"/>int list[] = {0,1,1};</text:p>
            <text:p text:style-name="P13"><text:s text:c="2"/>int n = <text:span text:style-name="T22">7</text:span>, x;</text:p>
            <text:p text:style-name="P13"><text:s text:c="2"/></text:p>
            <text:p text:style-name="P13"><text:s text:c="2"/>cout &lt;&lt; "INITIAL: \n[" &lt;&lt; list[0] &lt;&lt; " " &lt;&lt; list[1]</text:p>
            <text:p text:style-name="P13"><text:s text:c="7"/>&lt;&lt; " " &lt;&lt; list[2] &lt;&lt; "]\n\n";</text:p>
            <text:p text:style-name="P13"><text:s text:c="7"/></text:p>
            <text:p text:style-name="P13"><text:s text:c="2"/>cout &lt;&lt; "LOOP:\n";</text:p>
            <text:p text:style-name="P13"><text:s text:c="2"/>for(x = 3; x &lt;= n; ++x)</text:p>
            <text:p text:style-name="P13"><text:s text:c="2"/>{</text:p>
            <text:p text:style-name="P13"><text:s text:c="4"/>static int y = x-1, z = x-2;</text:p>
            <text:p text:style-name="P13"><text:s text:c="4"/></text:p>
            <text:p text:style-name="P13"><text:s text:c="4"/>list[x%3] = list[y%3] + list[z%3];</text:p>
            <text:p text:style-name="P13"><text:s text:c="4"/>y++;</text:p>
            <text:p text:style-name="P13"><text:s text:c="4"/>z++;</text:p>
            <text:p text:style-name="P13"><text:s text:c="4"/></text:p>
            <text:p text:style-name="P13"><text:s text:c="4"/>cout &lt;&lt; "[" &lt;&lt; list[0] &lt;&lt; " " &lt;&lt; list[1]</text:p>
            <text:p text:style-name="P13"><text:s text:c="9"/>&lt;&lt; " " &lt;&lt; list[2] &lt;&lt; "]\n";</text:p>
            <text:p text:style-name="P13"><text:s text:c="2"/>}</text:p>
            <text:p text:style-name="P13"><text:s text:c="2"/></text:p>
            <text:p text:style-name="P13"><text:s text:c="2"/>x--; // doing this since the for loop shifted x up one</text:p>
            <text:p text:style-name="P13"><text:s text:c="2"/></text:p>
            <text:p text:style-name="P13"><text:s text:c="2"/>cout &lt;&lt; "Value when n=" &lt;&lt; n &lt;&lt; ": " &lt;&lt; list[x%3] &lt;&lt; "\n";</text:p>
            <text:p text:style-name="P13"><text:s text:c="2"/></text:p>
            <text:p text:style-name="P13"><text:s text:c="2"/>return 0;</text:p>
            <text:p text:style-name="P14">}</text:p>
          </table:table-cell>
          <table:table-cell table:style-name="Table1.B2" office:value-type="string">
            <text:p text:style-name="P21">INITIAL:</text:p>
            <text:p text:style-name="P21">[0 1 1]</text:p>
            <text:p text:style-name="P21"/>
            <text:p text:style-name="P21">LOOP:</text:p>
            <text:p text:style-name="P21">[2 1 1]</text:p>
            <text:p text:style-name="P21">[2 3 1]</text:p>
            <text:p text:style-name="P21">[2 3 5]</text:p>
            <text:p text:style-name="P21">[8 3 5]</text:p>
            <text:p text:style-name="P21">[8 13 5]</text:p>
            <text:p text:style-name="P21">Value when n=7: 13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59:58.885000000</meta:creation-date>
    <dc:date>2015-09-17T12:15:17.372000000</dc:date>
    <meta:editing-duration>PT2H48M58S</meta:editing-duration>
    <meta:editing-cycles>83</meta:editing-cycles>
    <meta:generator>LibreOffice/5.0.1.2$Windows_x86 LibreOffice_project/81898c9f5c0d43f3473ba111d7b351050be20261</meta:generator>
    <meta:document-statistic meta:table-count="3" meta:image-count="0" meta:object-count="0" meta:page-count="2" meta:paragraph-count="100" meta:word-count="443" meta:character-count="2441" meta:non-whitespace-character-count="1935"/>
  </office:meta>
</office:document-meta>
</file>